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2" svg:font-family="'Liberation Sans'" style:font-family-generic="roman"/>
    <style:font-face style:name="LM Mono Light 10" svg:font-family="'LM Mono Light 10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9.975cm" fo:margin-left="2.365cm" table:align="left"/>
    </style:style>
    <style:style style:name="Table1.A" style:family="table-column">
      <style:table-column-properties style:column-width="5.001cm"/>
    </style:style>
    <style:style style:name="Table1.B" style:family="table-column">
      <style:table-column-properties style:column-width="4.97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56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575cm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0ac710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paragraph-rsid="000ac710" style:font-size-asian="20pt" style:font-weight-asian="bold" style:font-size-complex="20pt" style:font-weight-complex="bold"/>
    </style:style>
    <style:style style:name="P4" style:family="paragraph" style:parent-style-name="Standard">
      <style:text-properties fo:font-weight="bold" officeooo:paragraph-rsid="000ac710" style:font-weight-asian="bold" style:font-weight-complex="bold"/>
    </style:style>
    <style:style style:name="P5" style:family="paragraph" style:parent-style-name="Standard">
      <style:text-properties fo:font-style="normal" fo:font-weight="normal" officeooo:paragraph-rsid="000bde61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bold" officeooo:paragraph-rsid="000c8975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M Mono Light 10" fo:font-style="normal" fo:font-weight="normal" officeooo:paragraph-rsid="000d131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M Mono Light 10" fo:font-style="normal" fo:font-weight="normal" officeooo:paragraph-rsid="00106d64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officeooo:paragraph-rsid="000d1314"/>
    </style:style>
    <style:style style:name="P10" style:family="paragraph" style:parent-style-name="Standard">
      <style:text-properties officeooo:paragraph-rsid="00106d64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officeooo:paragraph-rsid="000d1314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P15" style:family="paragraph" style:parent-style-name="Standard" style:master-page-name="Standard">
      <style:paragraph-properties fo:text-align="center" style:justify-single-word="false" style:page-number="auto"/>
    </style:style>
    <style:style style:name="P16" style:family="paragraph" style:parent-style-name="Standard" style:master-page-name="Standard">
      <style:paragraph-properties fo:text-align="center" style:justify-single-word="false" style:page-number="auto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paragraph-rsid="000d1314" style:font-weight-asian="bold" style:font-weight-complex="bold"/>
    </style:style>
    <style:style style:name="T1" style:family="text">
      <style:text-properties officeooo:rsid="000ac710"/>
    </style:style>
    <style:style style:name="T2" style:family="text">
      <style:text-properties officeooo:rsid="000bde61"/>
    </style:style>
    <style:style style:name="T3" style:family="text">
      <style:text-properties fo:font-style="italic" officeooo:rsid="000bde61" style:font-style-asian="italic" style:font-style-complex="italic"/>
    </style:style>
    <style:style style:name="T4" style:family="text">
      <style:text-properties officeooo:rsid="000c8975"/>
    </style:style>
    <style:style style:name="T5" style:family="text">
      <style:text-properties officeooo:rsid="000d1314"/>
    </style:style>
    <style:style style:name="T6" style:family="text">
      <style:text-properties style:text-outline="false" style:text-line-through-style="none" style:font-name="Liberation Sans2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7" style:family="text">
      <style:text-properties officeooo:rsid="000e3b76"/>
    </style:style>
    <style:style style:name="T8" style:family="text">
      <style:text-properties officeooo:rsid="00106d6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JEKT WDWR</text:span></text:p>
      <text:p text:style-name="P1"><text:span text:style-name="T1">Piotr Kałamucki</text:span></text:p>
      <text:p text:style-name="P1"><text:span text:style-name="T1">Katarzyna Kucharczyk</text:span></text:p>
      <text:p text:style-name="P1"><text:span text:style-name="T1">semestr letni 2013</text:span></text:p>
      <text:p text:style-name="P2"/>
      <text:p text:style-name="Standard"/>
      <text:p text:style-name="Standard"/>
      <text:p text:style-name="P4"><text:span text:style-name="T1">Model dwukryterialny kosztu i ryzyka ze średnią jako miarą kosztu i odchyleniem przeciętnym jako miarą ryzyka.</text:span></text:p>
      <text:p text:style-name="P4"><text:span text:style-name="T1"/></text:p>
      <text:p text:style-name="P5"><text:span text:style-name="T2">Projekt został zaimplementowany w programie </text:span><text:span text:style-name="T3">ampl. </text:span><text:span text:style-name="T2">Do tego celu został stworzony model zadania minimalizujący koszt oraz ryzyko, ze skorelowanymi ujemnie wagami jako współczynnikami.</text:span></text:p>
      <text:p text:style-name="P5"><text:span text:style-name="T2"/></text:p>
      <text:p text:style-name="P6"><text:span text:style-name="T4">MODEL</text:span></text:p>
      <text:p text:style-name="P7"><text:span text:style-name="T5"># Deklaracje zbiorów i parametrow zadania</text:span></text:p>
      <text:p text:style-name="P7"><text:span text:style-name="T5"></text:span></text:p>
      <text:p text:style-name="P7"><text:span text:style-name="T5">set TOWARY;</text:span></text:p>
      <text:p text:style-name="P7"><text:span text:style-name="T5">set MASZYNY;</text:span></text:p>
      <text:p text:style-name="P7"><text:span text:style-name="T5"></text:span></text:p>
      <text:p text:style-name="P7"><text:span text:style-name="T5"># -- PARAMETRY --</text:span></text:p>
      <text:p text:style-name="P7"><text:span text:style-name="T5"></text:span></text:p>
      <text:p text:style-name="P7"><text:span text:style-name="T5"># Waga ryzyka</text:span></text:p>
      <text:p text:style-name="P7"><text:span text:style-name="T5">param wr;</text:span></text:p>
      <text:p text:style-name="P7"><text:span text:style-name="T5"></text:span></text:p>
      <text:p text:style-name="P7"><text:span text:style-name="T5"># Waga kosztu</text:span></text:p>
      <text:p text:style-name="P7"><text:span text:style-name="T5">param wk;</text:span></text:p>
      <text:p text:style-name="P7"><text:span text:style-name="T5"></text:span></text:p>
      <text:p text:style-name="P7"><text:span text:style-name="T5"># Liczba stanow zmiennej losowej</text:span></text:p>
      <text:p text:style-name="P7"><text:span text:style-name="T5">param stan;</text:span></text:p>
      <text:p text:style-name="P7"><text:span text:style-name="T5"></text:span></text:p>
      <text:p text:style-name="P7"><text:span text:style-name="T5"># Zuzycie czasu pracy maszyn </text:span></text:p>
      <text:p text:style-name="P7"><text:span text:style-name="T5">param zuzycie {m in MASZYNY, t in TOWARY};</text:span></text:p>
      <text:p text:style-name="P7"><text:span text:style-name="T5"></text:span></text:p>
      <text:p text:style-name="P7"><text:span text:style-name="T5"># Koszt godziny pracy maszyny w zaleznosci od stanu zmiennej losowej</text:span></text:p>
      <text:p text:style-name="P7"><text:span text:style-name="T5">param koszt_stanu{1..stan, m in MASZYNY};</text:span></text:p>
      <text:p text:style-name="P7"><text:span text:style-name="T5"></text:span></text:p>
      <text:p text:style-name="P7"><text:span text:style-name="T5"># Prawdopodobieństwo wystąpienia stanu</text:span></text:p>
      <text:p text:style-name="P7"><text:span text:style-name="T5">param prawd_stanu{1..stan};</text:span></text:p>
      <text:p text:style-name="P7"><text:span text:style-name="T5"></text:span></text:p>
      <text:p text:style-name="P7"><text:span text:style-name="T5"># Minimalna produkcja towaru</text:span></text:p>
      <text:p text:style-name="P7"><text:span text:style-name="T5">param min_produkcja{t in TOWARY};</text:span></text:p>
      <text:p text:style-name="P7"><text:span text:style-name="T5"></text:span></text:p>
      <text:p text:style-name="P7"><text:span text:style-name="T5"># Maksymalny czas dzierżawy </text:span></text:p>
      <text:p text:style-name="P7"><text:span text:style-name="T5">param max_czas;</text:span></text:p>
      <text:p text:style-name="P7"><text:span text:style-name="T5"></text:span></text:p>
      <text:p text:style-name="P7"><text:span text:style-name="T5"># Czas dodatkowej dzierzawy</text:span></text:p>
      <text:p text:style-name="P7"><text:soft-page-break/><text:span text:style-name="T5">param czas_dod;</text:span></text:p>
      <text:p text:style-name="P7"><text:span text:style-name="T5"></text:span></text:p>
      <text:p text:style-name="P7"><text:span text:style-name="T5"># Koszt dodatkowej dzierzawy </text:span></text:p>
      <text:p text:style-name="P7"><text:span text:style-name="T5">param koszt_dod;</text:span></text:p>
      <text:p text:style-name="P7"><text:span text:style-name="T5"></text:span></text:p>
      <text:p text:style-name="P7"><text:span text:style-name="T5"># -- ZMIENNE --</text:span></text:p>
      <text:p text:style-name="P7"><text:span text:style-name="T5"></text:span></text:p>
      <text:p text:style-name="P7"><text:span text:style-name="T5"># Koszt produkcji w zaleznosci od stanu zmiennej losowej</text:span></text:p>
      <text:p text:style-name="P7"><text:span text:style-name="T5">var koszt{1..stan};</text:span></text:p>
      <text:p text:style-name="P7"><text:span text:style-name="T5"></text:span></text:p>
      <text:p text:style-name="P7"><text:span text:style-name="T5"># Produkcja towaru na maszynie</text:span></text:p>
      <text:p text:style-name="P7"><text:span text:style-name="T5">var produkcja {t in TOWARY, m in MASZYNY} integer &gt;= 0;</text:span></text:p>
      <text:p text:style-name="P7"><text:span text:style-name="T5"></text:span></text:p>
      <text:p text:style-name="P7"><text:span text:style-name="T5"># Wartosc binarna wydzierzawienia czasu dodatkowego na maszne</text:span></text:p>
      <text:p text:style-name="P7"><text:span text:style-name="T5">var czas_dod_bin {m in MASZYNY} binary := 0;</text:span></text:p>
      <text:p text:style-name="P7"><text:span text:style-name="T5"></text:span></text:p>
      <text:p text:style-name="P7"><text:span text:style-name="T5"># Zmienne pomocnicze</text:span></text:p>
      <text:p text:style-name="P7"><text:span text:style-name="T5">var wywazony_koszt;</text:span></text:p>
      <text:p text:style-name="P7"><text:span text:style-name="T5">var wywazone_ryzyko;</text:span></text:p>
      <text:p text:style-name="P7"><text:span text:style-name="T5"></text:span></text:p>
      <text:p text:style-name="P7"><text:span text:style-name="T5">var ryzyko;</text:span></text:p>
      <text:p text:style-name="P7"><text:span text:style-name="T5"></text:span></text:p>
      <text:p text:style-name="P7"><text:span text:style-name="T5">var koszt_sredni;</text:span></text:p>
      <text:p text:style-name="P7"><text:span text:style-name="T5"></text:span></text:p>
      <text:p text:style-name="P7"><text:span text:style-name="T5">var koszt_dod_m {m in MASZYNY} &gt;= 0;</text:span></text:p>
      <text:p text:style-name="P7"><text:span text:style-name="T5"></text:span></text:p>
      <text:p text:style-name="P7"><text:span text:style-name="T5"># Ochylenie przecietne jako miara ryzyka</text:span></text:p>
      <text:p text:style-name="P7"><text:span text:style-name="T5">minimize ryzyko_koszty: <text:s/>koszt_sredni*wk + ryzyko*wr;</text:span></text:p>
      <text:p text:style-name="P7"><text:span text:style-name="T5">#minimize ryzyko_koszty: <text:s/>koszt_sredni + ryzyko;</text:span></text:p>
      <text:p text:style-name="P7"><text:span text:style-name="T5"></text:span></text:p>
      <text:p text:style-name="P7"><text:span text:style-name="T5">subject to produkcja_ogr {t in TOWARY}: sum{m in MASZYNY} produkcja[t,m] &gt;= min_produkcja[t];</text:span></text:p>
      <text:p text:style-name="P7"><text:span text:style-name="T5"></text:span></text:p>
      <text:p text:style-name="P7"><text:span text:style-name="T5">subject to koszt_od_stanu_ogr {s in 1..stan}: (sum{m in MASZYNY} (sum {t in TOWARY} produkcja[t,m]*zuzycie[m,t]-czas_dod*czas_dod_bin[m])*koszt_stanu[s,m]) = koszt[s];</text:span></text:p>
      <text:p text:style-name="P7"><text:span text:style-name="T5"></text:span></text:p>
      <text:p text:style-name="P7"><text:span text:style-name="T5">subject to koszt_sredni_ogr: (sum{s in 1..stan} koszt[s])/stan = koszt_sredni;</text:span></text:p>
      <text:p text:style-name="P7"><text:span text:style-name="T5"></text:span></text:p>
      <text:p text:style-name="P7"><text:span text:style-name="T5">subject to wartosc_ryzyka_ogr: (sum{s in 1..stan} abs(koszt[s]-koszt_sredni))/stan = ryzyko;</text:span></text:p>
      <text:p text:style-name="P7"><text:span text:style-name="T5"><text:s/></text:span></text:p>
      <text:p text:style-name="P7"><text:span text:style-name="T5">subject to czas_dodatkowy_ogr {m in MASZYNY}: (if (sum{t in TOWARY} (produkcja[t,m]*zuzycie[m,t]) &gt;= max_czas) then 1 else 0) = czas_dod_bin[m];</text:span></text:p>
      <text:p text:style-name="P7"><text:soft-page-break/><text:span text:style-name="T5"></text:span></text:p>
      <text:p text:style-name="P7"><text:span text:style-name="T5">subject to kosz_dodatkowy_ogr {m in MASZYNY}: ((sum{t in TOWARY} produkcja[t,m]*zuzycie[m,t])-max_czas)*koszt_dod*czas_dod_bin[m] = koszt_dod_m[m];</text:span></text:p>
      <text:p text:style-name="P7"><text:span text:style-name="T5"></text:span></text:p>
      <text:p text:style-name="P8"><text:span text:style-name="T8">subject to kosz_dodatkowy_ogr2 {m in MASZYNY}: koszt_dod_m[m] &lt;= 500;</text:span></text:p>
      <text:p text:style-name="P7"><text:span text:style-name="T5"/></text:p>
      <text:p text:style-name="P7"><text:span text:style-name="T5">subject to czas_dod_max {m in MASZYNY}: (sum{t in TOWARY} produkcja[t,m]*zuzycie[m,t]) &lt;= czas_dod+max_czas;</text:span></text:p>
      <text:p text:style-name="P9"><text:span text:style-name="T5"/></text:p>
      <text:p text:style-name="P9"><text:span text:style-name="T5">Rozwiązanie danego modelu zwróciło nastepujące punkty:</text:span></text:p>
      <text:p text:style-name="P9"><draw:frame draw:style-name="fr1" draw:name="Object1" text:anchor-type="paragraph" svg:x="0.501cm" svg:y="0.064cm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<text:span text:style-name="T5">Ryzyko</text:span></text:p>
          </table:table-cell>
          <table:table-cell table:style-name="Table1.B1" office:value-type="string">
            <text:p text:style-name="P17"><text:span text:style-name="T5">Koszt średni</text:span></text:p>
          </table:table-cell>
        </table:table-row>
        <table:table-row table:style-name="Table1.2">
          <table:table-cell table:style-name="Table1.A2" office:value-type="string">
            <text:p text:style-name="P11"><text:span text:style-name="T6">1267.44</text:span></text:p>
          </table:table-cell>
          <table:table-cell table:style-name="Table1.B2" office:value-type="string">
            <text:p text:style-name="P12"><text:span text:style-name="T6">10934,5</text:span></text:p>
          </table:table-cell>
        </table:table-row>
        <table:table-row>
          <table:table-cell table:style-name="Table1.A2" office:value-type="string">
            <text:p text:style-name="P12"><text:span text:style-name="T6">1433,24</text:span></text:p>
          </table:table-cell>
          <table:table-cell table:style-name="Table1.B2" office:value-type="string">
            <text:p text:style-name="P12"><text:span text:style-name="T6">12178,8</text:span></text:p>
          </table:table-cell>
        </table:table-row>
        <table:table-row table:style-name="Table1.4">
          <table:table-cell table:style-name="Table1.A2" office:value-type="string">
            <text:p text:style-name="P12"><text:span text:style-name="T6">1659,63</text:span></text:p>
          </table:table-cell>
          <table:table-cell table:style-name="Table1.B2" office:value-type="string">
            <text:p text:style-name="P12"><text:span text:style-name="T6">11497,2</text:span></text:p>
          </table:table-cell>
        </table:table-row>
      </table:table>
      <text:p text:style-name="P9"><text:span text:style-name="T5"/></text:p>
      <text:p text:style-name="P9"><text:span text:style-name="T7">Dla powyższych par ryzyko-koszt sredni, zmienne przyjęły następujące wartości:</text:span></text:p>
      <text:p text:style-name="P9"><text:span text:style-name="T7"/></text:p>
      <text:p text:style-name="P10"><text:span text:style-name="T8">Punktem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ans2" svg:font-family="'Liberation Sans'" style:font-family-generic="roman"/>
    <style:font-face style:name="LM Mono Light 10" svg:font-family="'LM Mono Light 10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arzyna Kucharczyk</meta:initial-creator>
    <meta:creation-date>2013-06-03T23:51:07</meta:creation-date>
    <dc:date>2013-06-04T00:28:25</dc:date>
    <dc:creator>Katarzyna Kucharczyk</dc:creator>
    <meta:editing-duration>PT31M4S</meta:editing-duration>
    <meta:editing-cycles>7</meta:editing-cycles>
    <meta:generator>LibreOffice/4.0.2.2$Linux_X86_64 LibreOffice_project/400m0$Build-2</meta:generator>
    <meta:document-statistic meta:table-count="1" meta:image-count="0" meta:object-count="1" meta:page-count="3" meta:paragraph-count="94" meta:word-count="345" meta:character-count="2682" meta:non-whitespace-character-count="23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plot-area chart:style-name="ch2" chart:data-source-has-labels="both" svg:x="1.33cm" svg:y="0.851cm" svg:width="14.031cm" svg:height="6.988cm">
          <chartooo:coordinate-region svg:x="2.507cm" svg:y="1.05cm" svg:width="12.483cm" svg:height="6.142cm"/>
          <chart:axis chart:dimension="x" chart:name="primary-x" chart:style-name="ch3" chartooo:axis-type="auto">
            <chart:title svg:x="7.401cm" svg:y="8.018cm" chart:style-name="ch4">
              <text:p>Koszt średni</text:p>
            </chart:title>
            <chart:categories table:cell-range-address="local-table.$A$2:.$A$4"/>
          </chart:axis>
          <chart:axis chart:dimension="y" chart:name="primary-y" chart:style-name="ch3">
            <chart:title svg:x="0.451cm" svg:y="4.931cm" chart:style-name="ch5">
              <text:p>Ryzyko</text:p>
            </chart:title>
            <chart:grid chart:style-name="ch6" chart:class="major"/>
          </chart:axis>
          <chart:series chart:style-name="ch7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267.44">
                <text:p>1270</text:p>
              </table:table-cell>
              <table:table-cell office:value-type="float" office:value="1267.44">
                <text:p>1267.44</text:p>
              </table:table-cell>
              <table:table-cell office:value-type="float" office:value="10934.5">
                <text:p>10934.5</text:p>
              </table:table-cell>
            </table:table-row>
            <table:table-row>
              <table:table-cell office:value-type="float" office:value="1433.24">
                <text:p>1430</text:p>
              </table:table-cell>
              <table:table-cell office:value-type="float" office:value="1433.24">
                <text:p>1433.24</text:p>
              </table:table-cell>
              <table:table-cell office:value-type="float" office:value="12178.8">
                <text:p>12178.8</text:p>
              </table:table-cell>
            </table:table-row>
            <table:table-row>
              <table:table-cell office:value-type="float" office:value="1659.63">
                <text:p>1660</text:p>
              </table:table-cell>
              <table:table-cell office:value-type="float" office:value="1659.63">
                <text:p>1659.63</text:p>
              </table:table-cell>
              <table:table-cell office:value-type="float" office:value="11497.2">
                <text:p>1149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